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042000000449AF6E79D.jpg" manifest:media-type="image/jpeg"/>
  <manifest:file-entry manifest:full-path="Pictures/100000000000002C0000003FC8629ED2.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614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64cm" fo:min-width="0cm"/>
    </style:style>
    <style:style style:name="gr7" style:family="graphic" style:parent-style-name="standard">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cm" fo:min-width="0cm"/>
    </style:style>
    <style:style style:name="P1" style:family="paragraph">
      <style:paragraph-properties fo:text-align="center"/>
    </style:style>
    <style:style style:name="P2" style:family="paragraph">
      <style:text-properties fo:font-family="'Liberation Sans Narrow'" style:font-family-generic="swiss" style:font-pitch="variable" fo:font-size="14pt" style:font-size-asian="14pt" style:font-size-complex="14pt"/>
    </style:style>
    <style:style style:name="P3" style:family="paragraph">
      <style:paragraph-properties fo:text-align="center"/>
      <style:text-properties fo:font-family="'Liberation Sans Narrow'" style:font-family-generic="swiss" style:font-pitch="variabl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95cm" svg:height="9.35cm" svg:x="2.1cm" svg:y="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1.738cm" svg:height="0.864cm" svg:x="14.612cm" svg:y="2.186cm">
          <draw:text-box>
            <text:p text:style-name="P2">purev6</text:p>
          </draw:text-box>
        </draw:frame>
        <draw:frame draw:style-name="gr3" draw:text-style-name="P1" xml:id="id2" draw:id="id2" draw:layer="layout" svg:width="1.652cm" svg:height="2.367cm" svg:x="8.95cm" svg:y="3.483cm">
          <draw:image xlink:href="Pictures/100000000000002C0000003FC8629ED2.jpg" xlink:type="simple" xlink:show="embed" xlink:actuate="onLoad">
            <text:p/>
          </draw:image>
        </draw:frame>
        <draw:connector draw:style-name="gr4" draw:text-style-name="P3" draw:layer="layout" svg:x1="4.942cm" svg:y1="16.614cm" svg:x2="8.95cm" svg:y2="4.666cm" draw:start-shape="id1" draw:start-glue-point="0" draw:end-shape="id2" draw:end-glue-point="3" svg:d="m4942 16614v-11948h4008">
          <text:p/>
        </draw:connector>
        <draw:frame draw:style-name="gr5" draw:text-style-name="P2" draw:layer="layout" svg:width="1.201cm" svg:height="0.814cm" svg:x="7.749cm" svg:y="3.95cm">
          <draw:text-box>
            <text:p text:style-name="P2">NIC</text:p>
          </draw:text-box>
        </draw:frame>
        <draw:frame draw:style-name="gr5" draw:text-style-name="P2" draw:layer="layout" svg:width="1.916cm" svg:height="0.814cm" svg:x="8.784cm" svg:y="5.736cm">
          <draw:text-box>
            <text:p text:style-name="P2">"switch"</text:p>
          </draw:text-box>
        </draw:frame>
        <draw:frame draw:style-name="gr3" draw:text-style-name="P1" xml:id="id3" draw:id="id3" draw:layer="layout" svg:width="1.745cm" svg:height="1.798cm" svg:x="6.255cm" svg:y="6.952cm">
          <draw:image xlink:href="Pictures/1000000000000042000000449AF6E79D.jpg" xlink:type="simple" xlink:show="embed" xlink:actuate="onLoad">
            <text:p/>
          </draw:image>
        </draw:frame>
        <draw:frame draw:style-name="gr5" draw:text-style-name="P2" draw:layer="layout" svg:width="1.785cm" svg:height="0.814cm" svg:x="6.115cm" svg:y="8.55cm">
          <draw:text-box>
            <text:p text:style-name="P2">service</text:p>
          </draw:text-box>
        </draw:frame>
        <draw:connector draw:style-name="gr4" draw:text-style-name="P3" draw:layer="layout" svg:x1="7.127cm" svg:y1="6.952cm" svg:x2="9.776cm" svg:y2="5.85cm" draw:start-shape="id3" draw:start-glue-point="0" draw:end-shape="id2" draw:end-glue-point="2" svg:d="m7127 6952v-551h2649v-551">
          <text:p/>
        </draw:connector>
        <draw:frame draw:style-name="gr6" draw:text-style-name="P2" draw:layer="layout" svg:width="1.201cm" svg:height="1.014cm" svg:x="6.6cm" svg:y="6.086cm">
          <draw:text-box>
            <text:p text:style-name="P2">NIC</text:p>
          </draw:text-box>
        </draw:frame>
        <draw:connector draw:style-name="gr4" draw:text-style-name="P3" draw:layer="layout" svg:x1="17.124cm" svg:y1="16.046cm" svg:x2="10.602cm" svg:y2="4.666cm" draw:start-shape="id4" draw:start-glue-point="0" draw:end-shape="id2" draw:end-glue-point="1" svg:d="m17124 16046v-11380h-6522">
          <text:p/>
        </draw:connector>
        <draw:g>
          <draw:frame draw:style-name="gr3" draw:text-style-name="P1" xml:id="id1" draw:id="id1" draw:layer="layout" svg:width="1.652cm" svg:height="2.367cm" svg:x="4.116cm" svg:y="16.614cm">
            <draw:image xlink:href="Pictures/100000000000002C0000003FC8629ED2.jpg" xlink:type="simple" xlink:show="embed" xlink:actuate="onLoad">
              <text:p/>
            </draw:image>
          </draw:frame>
          <draw:connector draw:style-name="gr7" draw:text-style-name="P3" draw:layer="layout" svg:x1="4.942cm" svg:y1="18.981cm" svg:x2="4.05cm" svg:y2="22.168cm" draw:start-shape="id1" draw:start-glue-point="2" svg:d="m4942 18981v1844h-892v1343">
            <text:p text:style-name="P3">IPv4 / client (LAN 1)</text:p>
          </draw:connector>
          <draw:frame draw:style-name="gr5" draw:text-style-name="P2" draw:layer="layout" svg:width="1.201cm" svg:height="0.814cm" svg:x="4.916cm" svg:y="15.85cm">
            <draw:text-box>
              <text:p text:style-name="P2">NIC</text:p>
            </draw:text-box>
          </draw:frame>
          <draw:frame draw:style-name="gr5" draw:text-style-name="P2" draw:layer="layout" svg:width="1.201cm" svg:height="0.814cm" svg:x="4.766cm" svg:y="18.85cm">
            <draw:text-box>
              <text:p text:style-name="P2">NIC</text:p>
            </draw:text-box>
          </draw:frame>
        </draw:g>
        <draw:g>
          <draw:frame draw:style-name="gr3" draw:text-style-name="P1" xml:id="id4" draw:id="id4" draw:layer="layout" svg:width="1.652cm" svg:height="2.367cm" svg:x="16.298cm" svg:y="16.046cm">
            <draw:image xlink:href="Pictures/100000000000002C0000003FC8629ED2.jpg" xlink:type="simple" xlink:show="embed" xlink:actuate="onLoad">
              <text:p/>
            </draw:image>
          </draw:frame>
          <draw:connector draw:style-name="gr7" draw:text-style-name="P3" draw:layer="layout" svg:x1="17.124cm" svg:y1="18.413cm" svg:x2="16.411cm" svg:y2="21.5cm" draw:start-shape="id4" draw:start-glue-point="2" svg:d="m17124 18413v1794h-713v1293">
            <text:p text:style-name="P3">IPv4 / client (LAN 1)</text:p>
          </draw:connector>
          <draw:frame draw:style-name="gr8" draw:text-style-name="P2" draw:layer="layout" svg:width="1.201cm" svg:height="0.85cm" svg:x="16.047cm" svg:y="18.296cm">
            <draw:text-box>
              <text:p text:style-name="P2">NIC</text:p>
            </draw:text-box>
          </draw:frame>
          <draw:frame draw:style-name="gr5" draw:text-style-name="P2" draw:layer="layout" svg:width="1.201cm" svg:height="0.814cm" svg:x="16.047cm" svg:y="15.146cm">
            <draw:text-box>
              <text:p text:style-name="P2">NIC</text:p>
            </draw:text-box>
          </draw:frame>
        </draw:g>
        <draw:frame draw:style-name="gr5" draw:text-style-name="P2" draw:layer="layout" svg:width="2.78cm" svg:height="0.814cm" svg:x="3.5cm" svg:y="12.95cm">
          <draw:text-box>
            <text:p text:style-name="P2">L2 over IPv6</text:p>
          </draw:text-box>
        </draw:frame>
        <draw:frame draw:style-name="gr5" draw:text-style-name="P2" draw:layer="layout" svg:width="2.78cm" svg:height="0.814cm" svg:x="15.75cm" svg:y="13.025cm">
          <draw:text-box>
            <text:p text:style-name="P2">L2 over IPv6</text:p>
          </draw:text-box>
        </draw:frame>
        <draw:frame draw:style-name="gr5" draw:text-style-name="P2" draw:layer="layout" svg:width="1.696cm" svg:height="0.814cm" svg:x="7.95cm" svg:y="7.35cm">
          <draw:text-box>
            <text:p text:style-name="P2">mDNS</text:p>
          </draw:text-box>
        </draw:frame>
        <draw:custom-shape draw:style-name="gr1" draw:text-style-name="P3" draw:layer="layout" svg:width="6.95cm" svg:height="8.9cm" svg:x="1.6cm" svg:y="14.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3" draw:layer="layout" svg:width="6.35cm" svg:height="8.55cm" svg:x="13.85cm" svg:y="14.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van Voras</meta:initial-creator>
    <meta:creation-date>2012-12-13T16:46:04</meta:creation-date>
    <dc:date>2012-12-19T10:22:39</dc:date>
    <dc:creator>Ivan Voras</dc:creator>
    <meta:editing-duration>P5DT17H35M26S</meta:editing-duration>
    <meta:editing-cycles>7</meta:editing-cycles>
    <meta:generator>LibreOffice/3.5$FreeBSD_X86_64 LibreOffice_project/350m1$Build-2</meta:generator>
    <meta:document-statistic meta:object-count="26"/>
  </office:meta>
</office:document-meta>
</file>